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roboto condensed" svg:font-family="'roboto condensed'"/>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List_20_Heading">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bold"/>
    </style:style>
    <style:style style:name="P2" style:family="paragraph" style:parent-style-name="List_20_Heading">
      <style:paragraph-properties fo:margin-left="0cm" fo:margin-right="0cm" fo:text-align="start" style:justify-single-word="false" fo:orphans="2" fo:widows="2" fo:text-indent="0cm" style:auto-text-indent="false"/>
      <style:text-properties fo:font-variant="normal" fo:text-transform="none" fo:color="#333333" style:font-name="roboto condensed" fo:font-size="10.5pt" fo:letter-spacing="normal" fo:font-style="normal" fo:font-weight="bold" style:font-weight-asian="bold" style:font-weight-complex="bold"/>
    </style:style>
    <style:style style:name="P3" style:family="paragraph" style:parent-style-name="List_20_Heading">
      <style:paragraph-properties fo:margin-left="0cm" fo:margin-right="0cm" fo:text-align="start" style:justify-single-word="false" fo:orphans="2" fo:widows="2" fo:text-indent="0cm" style:auto-text-indent="false"/>
      <style:text-properties fo:font-variant="normal" fo:text-transform="none" fo:color="#333333" style:font-name="roboto condensed" fo:font-size="10.5pt" fo:letter-spacing="normal" fo:font-style="normal" fo:font-weight="bold"/>
    </style:style>
    <style:style style:name="P4" style:family="paragraph" style:parent-style-name="List_20_Contents">
      <style:paragraph-properties fo:margin-left="0cm" fo:margin-right="0cm" fo:orphans="2" fo:widows="2" fo:text-indent="0cm" style:auto-text-indent="false"/>
      <style:text-properties fo:font-variant="normal" fo:text-transform="none" fo:color="#333333" style:font-name="roboto condensed" fo:font-size="10.5pt" fo:letter-spacing="normal" fo:font-style="normal" fo:font-weight="normal"/>
    </style:style>
    <style:style style:name="P5" style:family="paragraph" style:parent-style-name="List_20_Contents">
      <style:paragraph-properties fo:margin-left="0cm" fo:margin-right="0cm" fo:orphans="2" fo:widows="2" fo:text-indent="0cm" style:auto-text-indent="false"/>
      <style:text-properties fo:font-variant="normal" fo:text-transform="none" fo:color="#000000" style:font-name="Times New Roman1" fo:font-size="14pt" fo:letter-spacing="normal" fo:font-style="normal" fo:font-weight="bold" style:font-weight-asian="bold" style:font-weight-complex="bold"/>
    </style:style>
    <style:style style:name="P6" style:family="paragraph" style:parent-style-name="List_20_Contents">
      <style:paragraph-properties fo:margin-left="0cm" fo:margin-right="0cm" fo:orphans="2" fo:widows="2" fo:text-indent="0cm" style:auto-text-indent="false"/>
    </style:style>
    <style:style style:name="P7" style:family="paragraph" style:parent-style-name="Footnote">
      <style:text-properties style:font-name="Times New Roman"/>
    </style:style>
    <style:style style:name="P8" style:family="paragraph" style:parent-style-name="Footnote">
      <style:text-properties style:font-name="Times New Roman2" fo:font-style="normal" style:font-style-asian="normal" style:font-style-complex="normal"/>
    </style:style>
    <style:style style:name="P9" style:family="paragraph" style:parent-style-name="Footnote">
      <style:text-properties fo:font-style="normal" style:font-style-asian="normal" style:font-style-complex="normal"/>
    </style:style>
    <style:style style:name="P10" style:family="paragraph" style:parent-style-name="Footnote">
      <style:text-properties style:font-name="Times New Roman"/>
    </style:style>
    <style:style style:name="P11" style:family="paragraph" style:parent-style-name="Footnote">
      <style:text-properties fo:font-style="normal" style:font-style-asian="normal" style:font-style-complex="normal"/>
    </style:style>
    <style:style style:name="T1" style:family="text">
      <style:text-properties fo:font-variant="normal" fo:text-transform="none" fo:color="#333333" style:font-name="roboto condensed" fo:font-size="10.5pt" fo:letter-spacing="normal" fo:font-style="normal" fo:font-weight="normal"/>
    </style:style>
    <style:style style:name="T2" style:family="text">
      <style:text-properties fo:font-variant="normal" fo:text-transform="none" fo:color="#000000" style:font-name="Times New Roman1" fo:font-size="10pt" fo:letter-spacing="normal" fo:font-style="normal" fo:font-weight="normal" style:font-size-asian="10pt" style:font-size-complex="10pt"/>
    </style:style>
    <style:style style:name="T3" style:family="text">
      <style:text-properties fo:font-variant="normal" fo:text-transform="none" fo:color="#000000" style:font-name="Times New Roman1" fo:font-size="10pt" fo:letter-spacing="normal" fo:font-style="normal" fo:font-weight="normal" style:font-size-asian="10pt" style:font-style-asian="normal" style:font-size-complex="10pt" style:font-style-complex="normal"/>
    </style:style>
    <style:style style:name="T4" style:family="text">
      <style:text-properties fo:font-variant="normal" fo:text-transform="none" fo:color="#000000" style:font-name="Times New Roman1" fo:font-size="10pt" fo:letter-spacing="normal" fo:font-weight="normal" style:font-size-asian="10pt" style:font-size-complex="10pt"/>
    </style:style>
    <style:style style:name="T5" style:family="text">
      <style:text-properties fo:font-variant="normal" fo:text-transform="none" fo:color="#000000" style:font-name="Times New Roman" fo:font-size="10pt" fo:letter-spacing="normal"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7" style:family="text">
      <style:text-properties fo:font-variant="normal" fo:text-transform="none" fo:color="#000000" style:font-name="Times New Roman2" fo:font-size="10pt" fo:letter-spacing="normal" fo:font-style="italic" fo:font-weight="normal" style:font-size-asian="10pt" style:font-style-asian="italic" style:font-size-complex="10pt" style:font-style-complex="italic"/>
    </style:style>
    <style:style style:name="T8" style:family="text">
      <style:text-properties style:font-name="Times New Roman2"/>
    </style:style>
    <style:style style:name="T9" style:family="text">
      <style:text-properties style:font-name="Times New Roman2" fo:font-style="italic" style:font-style-asian="italic" style:font-style-complex="italic"/>
    </style:style>
    <style:style style:name="T10" style:family="text">
      <style:text-properties style:font-name="Times New Roman2"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fo:font-style="normal" style:font-style-asian="normal" style:font-style-complex="normal"/>
    </style:style>
    <style:style style:name="T14" style:family="text">
      <style:text-properties style:text-position="33% 58%"/>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font-name="Times New Roman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tre :  </text:p>
      <text:p text:style-name="P4">Les Métamorphoses d’Ovide, traduction nouvelle, avec le texte latin, suivie d’une analyse, de l’explication des fables, de notes géographiques, historiques, mythologiques et critiques par M. G.-T. Villenave, ornée de gravures d’après les dessins de MM. Lebarbier, Monsiau et Moreau.... Tome 3</text:p>
      <text:p text:style-name="P3">Auteur :  </text:p>
      <text:p text:style-name="P4">Ovide (0043 av. J.-C.-0017). Auteur du texte</text:p>
      <text:p text:style-name="P1">Éditeur :  </text:p>
      <text:p text:style-name="P4">(Paris)</text:p>
      <text:p text:style-name="P1">Date d’édition :  </text:p>
      <text:p text:style-name="P4">1806</text:p>
      <text:p text:style-name="P1">Contributeur :  </text:p>
      <text:p text:style-name="P4">Villenave, Mathieu-Guillaume-Thérèse (1762-1846). Traducteur</text:p>
      <text:p text:style-name="P6"><text:a xlink:type="simple" xlink:href="https://gallica.bnf.fr/ark:/12148/bpt6k1525155s/f344.image" text:style-name="Internet_20_link" text:visited-style-name="Visited_20_Internet_20_Link">https://gallica.bnf.fr/ark:/12148/bpt6k1525155s/f344.image</text:a><text:span text:style-name="T1"> </text:span></text:p>
      <text:p text:style-name="P5"/>
      <text:h text:style-name="Heading_20_1" text:outline-level="1">Livre X</text:h>
      <text:p text:style-name="_3c_argument_3e_">Orphée descend aux Enfers. Eurydice lui est rendue et reprise par le dieu des morts. Métamorphoses d’Atys, en pin ; de Cyparisse, en cyprès ; d’Hyacinthe, en fleur ; de Cérastes, en taureaux ; des Propétides, en rochers. La statue de Pygmalion animée. Myrrha et Cinyre. Atalante et Hippomene changés en lion ; Adonis, en anémone ; Mentha, en mente.</text:p>
      <text:p text:style-name="Standard"><text:span text:style-name="_3c_pb_3e_">[296]</text:span>L’Hymen, vêtu d’une robe de pourpre, s’élève des champs de Crète dans les airs, et vole vers la Thrace, où la voix d’Orphée<text:note text:id="ftn1" text:note-class="footnote"><text:note-citation>1</text:note-citation><text:note-body><text:p text:style-name="Footnote">Orphée, un des plus célèbres personnages des temps fabuleux, législateur, théologien, poëte, musicien, voyageur, et guerrier.</text:p><text:p text:style-name="Footnote">Il étoit fils d’<text:span text:style-name="T8">Œ</text:span><text:span text:style-name="T11">agre, roi de Thrace, et de la muse Calliope, selon Apollodore, Diodore de Sicile, Hygin, et plusieurs autres auteurs ; mais, pour donner plus d’éclat à sa naissance et à ses talents, on publia dans la suite qu’il étoit fils d’Apollon ; et cette opinion, adoptée par quelques poëtes, devient bientôt l’opinion généralement reçue.</text:span></text:p><text:p text:style-name="P7">On rapporte qu’Apollon ou Mercure fit présent à Orphée d’une lyre à laquelle il ajouta deux cordes ; et qu’il marioit si bien sa voix au son de cet instrument qu’il enchantoit les hommes et les Dieux ; suspendoit dans leur cours les fleuves les plus rapides ; apprivoisoit les hôtes sauvages des forêts ; animoit et attiroit les rochers, les bois, les montagnes ; et charmoit enfin toute nature.</text:p><text:p text:style-name="P7">Les Nymphes des eaux et des bois le suivoient en tous lieux pour l’entendre, et le désiroient pour époux. Mais la seule Eurydice eut le don de lui plaire, et reçut son cœur et sa main. La fable de la descente d’Orphée aux Enfers, et de sa mort tragique sur les bords de l’Hebre, fable si célebre dans les poëtes, est rapportée par Apollodore (l. I, c. 7), Diodore de Sicile (l. IV), Pausanias (l. IX, c. 30), Diogene-Laerce (l. I, c. 5), et par plusieurs autres auteurs.</text:p><text:p text:style-name="P7">Apollonius de Rhodes, Valérius-Flaccus, Apollodore, et Hygin, mettent Orphée au nombre des Argonautes. Au retour de la fameuse expédition de Colchos, il gouverna les Thraces, leur donna des lois, et leur apprit à respecter le sang humain, dont ils se nourrissoient ; ce qui fit dire, comme l’observe Horace, qu’il avoit su apprivoiser les tigres et les lions. On croit que, le premier, il établit dans la Thrace, des dogmes, des mysteres, un culte ; qu’il composa des prieres et des hymnes en l’honneur des Dieux, et qu’il réunit la dignité de pontife à celle de roi. C’est sur-tout par l’établissement d’une religion, frein nécessaire aux passions, plus sacré, plus puissant que les lois, qu’Orphée devint le bienfaiteur des hommes.</text:p><text:p text:style-name="P7">Diodore de Sicile, qui vivoit sous Auguste et sous Tibere, met Orphée au-dessus de tous les mortels dont les noms étoient alors connus. Il rapporte qu’il avoit voyagé en Égypte, qu’il s’y étoit fait initier dans les mysteres d’Isis et d’Osiris (Cérès et Bacchus) ; et qu’il apporta, des bords du Nil, dans la Grece, la fable des Enfers, le dogme des expiations, celui de la nécessité de la sépulture, et d’autres usages qu’il mêla à la religion des Grecs et qu’il consacra dans ses poésies. Il enseigna, suivant Pausanias, que les hommes pouvoient expier les crimes par le repentir ; appaiser, par des purifisations, les Dieux qu’ils irritoient par des injustices, etc., etc.</text:p><text:p text:style-name="P7">Suivant Apollodore, Orphée fut enterrré à Piérie, ville de Macédoine. Les habitants de Dion, autre ville de la même contrée, les Libéthriens, et les Thraces, se vantoient d’avoir son tombeau. Les Thraces disoient, au rapport de Pausanias, que les rossignols qui avoient leur nid aux environs du tombeau d’Orphée, chantoient avec plus de force et de mélodie que les autres.</text:p><text:p text:style-name="Footnote"><text:span text:style-name="T11">Après sa mort, Orphée fur mis au rang des Dieux (</text:span><text:span text:style-name="T12">S. Augustin, de Civitate Dei, l. XVIII, ch. 14 </text:span><text:span text:style-name="T13">et </text:span><text:span text:style-name="T12">Albricus, de Deor. Imag. , c. 18</text:span><text:span text:style-name="T13">).</text:span></text:p><text:p text:style-name="Footnote"><text:span text:style-name="T13">Après tant de témoignages si positifs, qui font d’Orphée un personnage réel, on est étonné de lire dans le traité </text:span><text:span text:style-name="T12">de la nature des Dieux</text:span><text:span text:style-name="T13">, de Cicéron (l. I, c. 38), qu’Aristote nioit l’existence d’Orphée, et qu’on attribuoit les poésies qui portent son nom à un Pythagoricien nommé Cercops. Les modernes les attribuent à Onomacrite, poëte contemporain de Pisistrate, tyran d’Athenes. Elles consistent en un poëme sur l’expédition des Argonautes ; en un autre poëme sur les différentes especes de pierres, et en des hymnes souvent cités par les anciens sous le nom d’Orphée : « Son érudition, et son habileté dans la poésie et na la musique, dit Diodore de Sicile (l. IV), l’ont élevé au-dessus de tous les hommes connus. Ses talents lui acquirent une si grande réputation, qu’on lui attribuoit le don de charmer, par sa mélodie, les bêtes féroces et les arbres mêmes ». « Quant à ses hymnes, dit Pausanias (l. IX, c. 30), ceux à qui les poëtes sont familiers, n’ignorent pas qu’ils sont courts et en petit nombre. Les Lycomides les savent par cœur, et les chantent en célébrant les mysteres. Du côté de l’élégance, ils n’ont que le second rang, ceux d’Homere leur étant supérieurs ; mais la religion a adopté ceux d’Orphée, et n’a pas fait le même honneur aux hymnes d’Homere ».</text:span></text:p></text:note-body></text:note> l’appelle en vain à ses autels. L’Hymen est présent à son union avec <text:soft-page-break/>Eurydice<text:note text:id="ftn2" text:note-class="footnote"><text:note-citation>2</text:note-citation><text:note-body><text:p text:style-name="Footnote">Eurydice étoit fille de Nérée et de Doris, divinités de la mer.</text:p></text:note-body></text:note>, mais il ne profère point les mots sacrés ; il ne porte ni visage serein, ni présages heureux. La torche qu’il tient pétille, répand une fumée humide, et le dieu qui l’agite ne peut ranimer ses mourantes clartés. Un affreux événement <text:span text:style-name="_3c_pb_3e_">[298]</text:span>suit de près cet augure sinistre. Tandis que la nouvelle épouse court sur l’herbe fleurie, un serpent la blesse au talon ; elle pâlit, tombe et meurt au milieu de ses compagnes<text:note text:id="ftn3" text:note-class="footnote"><text:note-citation>3</text:note-citation><text:note-body><text:p text:style-name="Footnote">Ovide a souvent imité Virgile dans son poëme. On peut comparer la descente d’Orphée aux Enfers, décrite dans les Métamorphoses, avec celle que l’auteur des Géorgiques a chantée en si beaux vers, dans son IV<text:span text:style-name="T14">e</text:span> livre.</text:p></text:note-body></text:note>.</text:p>
      <text:p text:style-name="Standard">Après avoir longtemps imploré par ses pleurs les divinités de l’Olympe, le chantre du Rhodope osa franchir les portes du Ténare<text:note text:id="ftn4" text:note-class="footnote"><text:note-citation>4</text:note-citation><text:note-body><text:p text:style-name="Footnote">Ténare, en grec <text:span text:style-name="T15">Tainaros</text:span><text:span text:style-name="T16">, étoit un promontoire du Péloponnese, dans la Laconie. À ses pieds de trouvoit une caverne profonde d’où sortoient de noires vapeurs. C’est ce qui donna lieu aux poëtes de dire que c’étoit un soupirail des Enfers. Plusieurs même ont souvent désigné les Enfers sous le nom de Ténare. C’est par là que Thésée et Pirithoüs descendirent dans le ténébreux empire de Pluton ; c’est par là qu’Hercule amena le chien de ce monarque à Eurysthée. Pausanias croit que cette caverne du Ténare servoit de repaire à un serpent effroyable que l’on appeloit le chien des Enfers, parceque les morsures de ce reptile étoient mortelles, et que c’est ce serpent qui fut conduit par Hercule à Eurysthée. Il y avoit sur le cap Ténare un temple, en forme de grotte, consacré au dieu des mers.</text:span></text:p></text:note-body></text:note>, et passer les noirs torrents du Styx, pour fléchir les dieux du royaume des morts. Il marche à travers les ombres légères, fantômes errants dont les corps ont reçu les honneurs du tombeau. Il arrive au pied du trône de Proserpine et de Pluton, souverains de ce triste et ténébreux empire. Là, unissant sa voix plaintive aux accords de sa lyre, il fait entendre ces chants : « Divinités du monde souterrain où descendent successivement tous les mortels, souffrez que je laisse les vains détours d’une éloquence trompeuse. Ce n’est ni pour visiter le sombre Tartare<text:note text:id="ftn5" text:note-class="footnote"><text:note-citation>5</text:note-citation><text:note-body><text:p text:style-name="Footnote">Tartare, en grec <text:span text:style-name="T15">Tartaros </text:span><text:span text:style-name="T16">; en latin </text:span><text:span text:style-name="T15">Tartarus</text:span><text:span text:style-name="T16"> ou </text:span><text:span text:style-name="T15">Tartara</text:span><text:span text:style-name="T16">. C’est une des régions des Enfers, dans lesquelles l’antiquité païenne plaçoit les ombres des impies et des scélérats dont les crimes ne pouvoient s’expier. Selon Hésoide, le Tartare est une prison séparée des Enfers, et si profonde qu’elle est aussi éloignée de la terre, que la terre l’est du ciel. Un mur d’airain l’environne, et des ténebres trois fois plus épaisses que la nuit en dérobent l’entrée. Homere ne sépare point le Tartare des Enfers. Virgile fait du Tartare une vaste prison, fortifiée d’une triple enceinte de murs, et entourée du Phlégéton, torrent impétueux qui roule des ondes enflammées. L’entrée en est défendue par une tour extrêmement élevée, et la porte est soutenue par deux colonnes de diamant, qui ne pourroient briser les efforts réunis des mortels et des Dieux.</text:span></text:p></text:note-body></text:note>, ni pour enchaîner le monstre à trois têtes, né du sang de Méduse, et gardien des Enfers, que je suis descendu dans votre empire. Je viens chercher mon épouse. La dent d’une vipère me l’a ravie au printemps de ses jours.</text:p>
      <text:p text:style-name="Standard">J’ai voulu supporter cette perte ; j’ai voulu, je l’avoue, vaincre ma douleur. L’Amour a triomphé. La puissance de ce dieu est établie sur la terre et dans le ciel ; je ne sais si elle l’est aux enfers : mais je crois qu’elle n’y est pas inconnue ; et, si la renommée d’un enlèvement antique n’a rien de mensonger, c’est l’amour qui vous a soumis ; c’est lui qui vous unit. Je vous en conjure donc par ces lieux pleins d’effroi, par ce chaos immense, par le vaste silence de ces régions de <text:span text:style-name="_3c_pb_3e_">[300] </text:span>la nuit, rendez-moi mon Eurydice ; renouez le fil de ses jours trop tôt par la Parque coupé.</text:p>
      <text:p text:style-name="Standard">Les mortels vous sont tous soumis. Après un court séjour sur la terre, un peu plus tôt ou un peu plus tard, nous arrivons dans cet asile ténébreux ; nous y tendons tous également<text:note text:id="ftn6" text:note-class="footnote"><text:note-citation>6</text:note-citation><text:note-body><text:p text:style-name="Footnote">Quia h<text:span text:style-name="T8">æ</text:span><text:span text:style-name="T11">c est natura terr</text:span><text:span text:style-name="T8">æ ut in eam recidant omnia (Jul. Firmicus, </text:span><text:span text:style-name="T9">Contra gentes</text:span><text:span text:style-name="T10">)</text:span></text:p><text:p text:style-name="P8">Debemur mort nos nostraque (Horat.)</text:p><text:p text:style-name="Footnote"><text:span text:style-name="T10">Hanc ex diverso sedem veniemus ad unam. (Virg., </text:span><text:span text:style-name="T9">Aen.</text:span><text:span text:style-name="T10"> </text:span><text:span text:style-name="T9">XI.</text:span><text:span text:style-name="T10">)</text:span></text:p><text:p text:style-name="Footnote"><text:span text:style-name="T10">Longiùs aut propiùs sors sua quemque manet (Propert., </text:span><text:span text:style-name="T9">Lib. II, eleg. </text:span><text:span text:style-name="T10">28.)</text:span></text:p></text:note-body></text:note> ; c’est ici notre dernière demeure. Vous tenez sous vos lois le vaste empire du genre humain. Lorsqu’Eurydice aura rempli la mesure ordinaire de la vie, elle rentrera sous votre puissance. Hélas ! c’est un simple délai que je demande ; et si les Destins s’opposent à mes vœux, je renonce moi-même à retourner sur la <text:soft-page-break/>terre. Prenez aussi ma vie, et réjouissez-vous d’avoir deux ombres à-la-fois. »</text:p>
      <text:p text:style-name="Standard">Aux tristes accents de sa voix, accompagnés des sons plaintifs de sa lyre, les ombres et les mânes pleurent attendris. Tantale cesse de poursuivre l’onde qui le fuit. Ixion s’arrête sur sa roue. Les vautours ne rongent plus les entrailles de Titye. L’urne échappe aux mains des filles de Bélus, et toi, Sisyphe, tu t’assieds sur ta roche fatale. On dit même que, vaincues par le charme des vers, les inflexibles Euménides s’étonnèrent de pleurer pour la première fois. Ni le dieu de l’empire des morts, ni son épouse ne peuvent résister aux accords puissants du chantre de la Thrace<text:note text:id="ftn7" text:note-class="footnote"><text:note-citation>7</text:note-citation><text:note-body><text:p text:style-name="Footnote">Quand pour ravoir son épouse Eurydice</text:p><text:p text:style-name="Footnote">Le bon Orphée alla jusqu’aux Enfers,</text:p><text:p text:style-name="Footnote">L’étonnement d’un si rare caprice</text:p><text:p text:style-name="Footnote">En fit cesser tous les tourments divers.</text:p><text:p text:style-name="Footnote">On admira, bien plus que ses concerts,</text:p><text:p text:style-name="Footnote">D’un tel amour la bizarre saillie ;</text:p><text:p text:style-name="Footnote">Et Pluton même, embarrassé du choix,</text:p><text:p text:style-name="Footnote">La lui rendit pour prix de sa folie,</text:p><text:p text:style-name="Footnote">Puis la retint en faveur de sa voix.</text:p></text:note-body></text:note>. Ils appellent Eurydice. Elle étoit parmi les ombres récemment arrivées au ténébreux séjour. Elle s’avance d’un pas lent, retardé par sa blessure. <text:bookmark text:name="Averne"/>Elle est rendue à son époux : mais, telle est la loi qu’il reçoit : si, avant d’avoir franchi les sombres détours de l’Averne<text:note text:id="ftn8" text:note-class="footnote"><text:note-citation>8</text:note-citation><text:note-body><text:p text:style-name="Footnote">Averne, autrefois <text:span text:style-name="T15">Aorne</text:span><text:span text:style-name="T16">, mot qui signifie sans oiseaux. C’est le nom d’un lac d’Italie, dans la Campanie, dont les eaux étoient si infectées et si mal-saines, que les oiseaux s’en éloignoient. Les anciens poëtes firent de l’Averne une entrée et un des fleuves des Enfers.</text:span></text:p></text:note-body></text:note>, il détourne la tête pour regarder Eurydice, <text:span text:style-name="_3c_pb_3e_">[302]</text:span>sa grâce est révoquée ; Eurydice est perdue pour lui sans retour.</text:p>
      <text:p text:style-name="Standard">À travers le vaste silence du royaume des ombres, ils remontent par un sentier escarpé, tortueux, couvert de longues ténèbres. Ils approchoient des portes du Ténare. Orphée, impatient de crainte et d’amour, se détourne, regarde, et soudain Eurydice lui est encore ravie.</text:p>
      <text:p text:style-name="Standard">Le malheureux Orphée lui tend les bras, Il veut se jeter dans les siens : il n’embrasse qu’une vapeur légère. Eurydice meurt une seconde fois, mais sans se plaindre ; et quelle plainte eût-elle pu former ? Étoit-ce pour Orphée un crime de l’avoir trop aimée ! Adieu, lui dit-elle d’une voix foible qui fut à peine entendue ; et elle rentre dans les abymes du trépas.</text:p>
      <text:p text:style-name="Standard">Privé d’une épouse qui lui est deux fois ravie, Orphée est immobile, étonné, tel que ce berger timide<text:note text:id="ftn9" text:note-class="footnote"><text:note-citation>9</text:note-citation><text:note-body><text:p text:style-name="Footnote">Plusieurs auteurs racontent qu’un berger, effrayé de voir Hercule traîner Cerbere enchaîne hors de la porte des Enfers, se cacha dans une caverne, et que tandis qu’il alongeoit sa tête à travers les broussailles, pour observer ce prodige, il fut changé en rocher.</text:p></text:note-body></text:note> qui voyant le triple Cerbere, chargé de chaînes, traîné par le grand Alcide jusqu’aux portes du jour, ne cessa d’être frappé de stupeur que lorsqu’il fut transformé en rocher. Tel encore Olénus<text:note text:id="ftn10" text:note-class="footnote"><text:note-citation>10</text:note-citation><text:note-body><text:p text:style-name="Footnote">Léthea, Phrygienne, femme d’Olenus, fils de Jupiter et d’Anaxithée, une des Danaïdes, étoit si fière de sa beauté qu’elle osa se préférer aux Déesses de l’Olympe. Les Déesses voulurent la punir ; Olénus, époux tendre, et tendrement aimé, s’offrit pour victime à sa place. Mais l’un et l’autre furent changés en rochers sur le mont Ida. (<text:span text:style-name="T15">Turneb, l. I, c. </text:span><text:span text:style-name="T16">23.)</text:span></text:p></text:note-body></text:note>, ce tendre époux qui voulut se charger de ton crime, infortunée Léth<text:span text:style-name="T8">œ</text:span>a, trop vaine de ta beauté. Jadis unis par l’hymen, ils ne font qu’un même rocher, soutenu par l’Ida sur son humide sommet.</text:p>
      <text:p text:style-name="Standard">En vain le chantre de la Thrace veut repasser le Styx et fléchir l’inflexible Caron<text:note text:id="ftn11" text:note-class="footnote"><text:note-citation>11</text:note-citation><text:note-body><text:p text:style-name="Footnote">Septem illum totos perhibent ex ordine menses</text:p><text:p text:style-name="Footnote">Rupe sub aëria, deserti ad Strymonis undam,</text:p><text:p text:style-name="Footnote">Flevisse, et gelidis h<text:span text:style-name="T8">æ</text:span><text:span text:style-name="T11">c evolvisse sub antris,</text:span></text:p><text:p text:style-name="P7">Mulcentem tigres, et agentem carmine quercus.</text:p><text:p text:style-name="Footnote"><text:span text:style-name="T11">Qualis populeâ m</text:span><text:span text:style-name="T8">œ</text:span><text:span text:style-name="T11">rens Philomela, etc. (Virg., </text:span><text:span text:style-name="T12">Georg ?, l. IV.</text:span><text:span text:style-name="T13">)</text:span></text:p></text:note-body></text:note>. Toujours refusé, il reste assis sur la rive infernale, ne se nourrissant que de ses larmes, du trouble de son âme, et de sa douleur. Enfin, las d’accuser la cruauté <text:span text:style-name="_3c_pb_3e_">[304]</text:span>des Dieux de l’Érèbe<text:note text:id="ftn12" text:note-class="footnote"><text:note-citation>12</text:note-citation><text:note-body><text:p text:style-name="Footnote"><text:span text:style-name="T2">É</text:span>rèbe, mot formé du verbe grec <text:span text:style-name="T15">erepherin</text:span><text:span text:style-name="T16">, qui veut dire </text:span><text:span text:style-name="T15">voiler</text:span><text:span text:style-name="T16">, </text:span><text:span text:style-name="T15">obscurcir</text:span><text:span text:style-name="T16">. C’est le nom d’un dieu des Enfers, fils du Chaos et des Ténebres. Il épousa la Nuit, sa sœur, et ils donnerent naissance au Jour et à l’</text:span><text:span text:style-name="T15">Ether</text:span><text:span text:style-name="T16">, ou la Lumiere. Les poëtes prennent quelquefois l’</text:span><text:span text:style-name="T3">É</text:span><text:span text:style-name="T16">rèbe pour le lieu où sont les Enfers et pour les Enfers même. </text:span><text:span text:style-name="T15">Erebi Dii crudeles. Regina Erebi. </text:span><text:span text:style-name="T16">(Ovid., Métam., l. X.)</text:span></text:p><text:p text:style-name="P9">Vel pater omnipotens adigat me fulmine ad umbras,</text:p><text:p text:style-name="Footnote"><text:span text:style-name="T16">Pallentes umbras Erebi. (Virg., </text:span><text:span text:style-name="T15">AEn., l. IV, v. 25</text:span><text:span text:style-name="T16">)</text:span></text:p><text:p text:style-name="Footnote"><text:span text:style-name="T16">Claudieu appelle Pluton souverain de l’</text:span><text:span text:style-name="T3">É</text:span><text:span text:style-name="T16">rèbe, </text:span><text:span text:style-name="T15">Dux Erebi (de raptu Proserpin</text:span><text:span text:style-name="T9">œ</text:span><text:span text:style-name="T12">.)</text:span></text:p><text:p text:style-name="P9"><text:span text:style-name="T11">Servius croit que l’</text:span><text:span text:style-name="T4">É</text:span><text:span text:style-name="T11">rèbe est cette partie des Enfers où étoient purifiées les ames de ceux qui avoient bien vécu, avant de passer dans l’</text:span><text:span text:style-name="T4">É</text:span><text:span text:style-name="T5">lysée. (</text:span><text:span text:style-name="T6">In lib. VI, </text:span><text:span text:style-name="T7">Æ</text:span><text:span text:style-name="T6">neid., </text:span><text:span text:style-name="T5">v.</text:span><text:span text:style-name="T6"> </text:span><text:span text:style-name="T5">404.)</text:span></text:p></text:note-body></text:note>, il se retire sur le mont <text:soft-page-break/>Rhodope, et sur l’Hémus battu des Aquilons.</text:p>
      <text:p text:style-name="Standard">Trois fois le soleil avait ramené les saisons. Orphée fuyoit les femmes et l’amour : soit qu’il déplorât le sort de sa première flamme, soit qu’il eût fait serment d’être fidèle à Eurydice. En vain pour lui mille beautés soupirent ; toutes se plaignent de ses refus.</text:p>
      <text:p text:style-name="Standard">Mais ce fut lui qui, par son exemple, apprit aux Thraces à rechercher ce printemps fugitif de l’âge placé entre l’enfance et la jeunesse, et à s’égarer dans des amours que la nature désavoue.</text:p>
      <text:p text:style-name="Standard">Une colline à son sommet se terminoit en plaine. Elle étoit couverte d’un gazon toujours verd ; mais c’étoit un lieu sans ombre. Dès que le chantre immortel, fils des Dieux, s’y fut assis, et qu’il eut agité les cordes de sa lyre, l’ombre vint d’elle-même. Attirés par la voix d’Orphée, les arbres accoururent ; on y vit soudain le chêne de Chaonie<text:note text:id="ftn0" text:note-class="footnote"><text:note-citation>13</text:note-citation><text:note-body><text:p text:style-name="Footnote">Chaonie ou Molossie, contrée de l’Epire, bornée au nord par les monts Acraucérauniens. <text:span text:style-name="T15">Canina</text:span><text:span text:style-name="T16"> est maintenant le nom de cette contrée.</text:span></text:p></text:note-body></text:note>, le peuplier célèbre par les pleurs des Héliades, le hêtre dont le haut feuillage est balancé dans les airs, le tilleul à l’ombrage frais, le coudrier noueux, le chaste laurier, le noisetier fragile ; on y vit le frêne qui sert à façonner les lances des combats, le sapin qui n’a point de nœuds, l’yeuse courbée sous ses fruits, le platane dont l’ombre est chère aux amants, l’érable marqué de diverses couleurs, le saule qui se plaît sur le bord des fontaines, l’aquatique lotos, le buis dont la verdure brave les hivers, la bruyère légère, le myrthe à deux couleurs, le figuier aux fruits savoureux. Vous accourûtes aussi, lierres aux bras flexibles, et avec <text:span text:style-name="_3c_pb_3e_">[306]</text:span>vous parurent le pampre amoureux et le robuste ormeau qu’embrasse la vigne. La lyre attire enfin l’arbre d’où la poix découle, l’arboisier aux fruits rouges, le palmier dont la feuille est le prix du vainqueur, et le pin aux branches hérissées, à la courte chevelure ; le <text:bookmark text:name="pin"/>pin cher à Cybele, depuis qu’Atys<text:note text:id="ftn13" text:note-class="footnote"><text:note-citation>14</text:note-citation><text:note-body><text:p text:style-name="Footnote">Atys, berger phrygien d’une grande beauté. Il fut aimé de Cybele, qui lui donna la garde du temple qu’elle avoit en Phrygie. Son origine et son histoire sont rapportées diversement par les mythographes et par les poëtes. Ce qui paroît <text:s/>hors de doute, c’est qu’il reçut les honneurs divins. Selon Pausanias, il y avoit à Dyme un temple qui lui étoit consacrée (<text:span text:style-name="T15">L. VII, c. 17</text:span><text:span text:style-name="T16">).</text:span></text:p></text:note-body></text:note>, prêtre de ses autels, dans le tronc de cet arbre fut par elle enfermé.</text:p>
      <text:p text:style-name="Standard">Au milieu de cette forêt qu’on vit obéissante au charme des vers, parut aussi le cyprès, verdoyante pyramide, jadis jeune mortel cher au dieu dont la main sait également manier l’arc et la lyre.</text:p>
      <text:p text:style-name="Standard"/>
      <text:h text:style-name="Heading_20_1" text:outline-level="1">Livre XI</text:h>
      <text:p text:style-name="_3c_argument_3e_">Orphée est déchiré par les Bacchantes. Changement d’un serpent en pierre ; des Ménades en arbres. Midas change tout en or. Il reçoit des oreilles d’âne. Neptune et Apollon bâtissent les murs de Troie. Thétis épouse de Pélée. Parjure de Laomédon. Hésione délivrée épouse Télamon. Métamorphoses de Dédalion en épervier, et d’un loup en rocher. Ceyx et Alcyone. Palais du Sommeil. Esaque changé en plongeon.</text:p>
      <text:p text:style-name="Standard"><text:span text:style-name="_3c_pb_3e_">[380]</text:span>Tandis qu’autour de lui, par le charme de ses vers, Orphée entraîne les hôtes des forêts et les forêts et les rochers<text:note text:id="ftn14" text:note-class="footnote"><text:note-citation>15</text:note-citation><text:note-body><text:p text:style-name="Footnote">Tous les poëtes de l’antiquité ont chanté les prodiges opérés par la voix et par la lyre d’Orphée. Horace dit :</text:p><text:p text:style-name="Footnote">Tu potes tigres domitasque silvas</text:p><text:p text:style-name="Footnote">Ducere (<text:span text:style-name="T15">Lib. III, od. II)</text:span></text:p><text:p text:style-name="P9">Properce s’exprime en ces termes :</text:p><text:p text:style-name="P9">Orpheu, te duxisse feras et concita dicunt</text:p><text:p text:style-name="P9">Flumina Treïcia detinuisse lyrâ (<text:span text:style-name="T15">Lib. III, eleg. II.</text:span>)</text:p></text:note-body></text:note>, les Ménades, qu’agitent les fureurs de Bacchus, et qui portent en écharpe la dépouille des tigres et des léopards, aperçoivent, du haut. d’une colline, le chantre de la Thrace, des sons divins de sa lyre accompagnant sa voix. Une d’elles, dont les cheveux <text:span text:style-name="_3c_pb_3e_">[382]</text:span>épars flottent abandonnés aux vents, s’écrie « Le voilà ! le voilà celui qui nous méprise ! » Et soudain son thyrse va frapper la tête du prêtre d’Apollon. Mais, enveloppé de pampre et de verdure, le thyrse n’y fait qu’une empreinte légère, sans la blesser. Une autre lance un dur caillou, qui fend les airs, mais, vaincu par les sons de la lyre, tombe aux pieds du poëte, et semble implorer le pardon de cette <text:soft-page-break/>indigne offense. Cependant le trouble augmente. La fureur des Ménades est poussée à l’excès. La terrible Érynnis les échauffe. Sans doute les chants d’Orphée auroient émoussé tous les traits ; mais leurs cris, et leurs flûtes, et leurs tymbales, et le bruit qu’elles font en frappant dans leurs mains, et les hurlements affreux dont elles remplissent les airs, étouffent les sons de la lyre : la voix d’Orphée n’est plus entendue, et les rochers du Rhodope sont teints de son sang.</text:p>
      <text:p text:style-name="Standard">D’abord, dans leur fureur, les Bacchantes ont chassé ces oiseaux sans nombre, ces serpents, et ces hôtes des forêts, qu’en cercle autour du poëte la lyre avait rangés. Alors elles portent sur lui leurs mains criminelles. Tel l’oiseau de Pallas, si par hasard il erre à la lumière du jour, voit les oiseaux se réunir contre lui, et le poursuivre dans les plaines de l’air. Tel le matin, dans le cirque romain, où il va devenir la proie des chiens, un cerf léger est entouré d’une meute barbare<text:note text:id="ftn15" text:note-class="footnote"><text:note-citation>16</text:note-citation><text:note-body><text:p text:style-name="Footnote">Ovide fait allusion ici aux spectacles des Romains. Il faisoit combattre le matin, dans l’amphithéâtre, des animaux communs et apprivoisés ; le soir, des animaux étrangers et sauvages. (<text:span text:style-name="T15">Voyez </text:span><text:span text:style-name="T16">Juste-Lipse, </text:span><text:span text:style-name="T15">Saturn. Liv. III, c. 15.)</text:span></text:p></text:note-body></text:note>. On voit les Ménades à l’envi attaquer Orphée, et le frapper de leurs thyrses façonnés pour un autre usage. Elles font voler contre lui des pierres, des masses de terre, des branches d’arbre violemment arrachées. Les armes ne manquent point à leur fureur.</text:p>
      <text:p text:style-name="Standard"><text:span text:style-name="_3c_pb_3e_">[384]</text:span>Non loin de là, des bœufs paisibles, courbés sous le joug, traçoient dans les champs de larges sillons. D’agrestes laboureurs, d’un bras nerveux, avec la bêche ouvroient la terre, et préparoient les doux fruits de leurs pénibles sueurs. À l’aspect des Ménades, ils ont fui, épouvantés, abandonnant, épars dans les champs, leurs bêches, leurs longs râteaux, et leurs hoyaux pesants : chacune s’en empare. Dans leur fureur, elles arrachent aux bœufs même leurs cornes menaçantes, et reviennent de l’interprete des dieux achever les destins. Il leur tendoit des mains désarmées. Ses prieres les irritent. Pour la premiere fois, les sons de sa voix ont perdu leur pouvoir. Ces femmes sacrileges consomment leur crime ; il expire, et son âme, grands dieux ! s’exhale à travers cette bouche dont les accents étoient entendus par les rochers, et qui apprivoisoit les hôtes sauvages des forêts.</text:p>
      <text:p text:style-name="Standard">Chantre divin, les oiseaux instruits par tes chants, les monstres des déserts, les rochers du Rhodope, les bois qui te suivoient, tout pleure ta mort<text:note text:id="ftn16" text:note-class="footnote"><text:note-citation>17</text:note-citation><text:note-body><text:p text:style-name="Footnote">Virgile fait ainsi pleurer la mort de Daphnis, dans sa cinquieme églogue ; et celle d’Orphée dans le quatrieme livre des Géorgiques. Le sage rollin analyse avec beaucoup de goût l’épisode d’Orphée dans les Géorgiques, et ajoute : « Ovide, en traitant la même matiere, a rendu cette derniere beauté (<text:span text:style-name="T15">Ah miseram Eurydicen</text:span><text:span text:style-name="T16">, etc.) d’une maniere différente, mais qui a aussi beaucoup de grace et de délicatesse » (</text:span><text:span text:style-name="T15">Traite des Etudes</text:span><text:span text:style-name="T16">, édit. De 1732, in-12, tome I, page 368. Le Franc de Pompignan a heureusement imité Virgile et Ovide dans les deux premieres strophes de son ode sur la mort de J. B. Rousseau.</text:span></text:p></text:note-body></text:note>. Les arbres en deuil se dépouillent de leur feuillage. De leurs pleurs les fleuves se grossissent. Les Naïades, les Dryades, couvertes de voiles funebres, gémissent les cheveux épars.</text:p>
      <text:p text:style-name="Standard">Ses membres sont dispersés<text:note text:id="ftn17" text:note-class="footnote"><text:note-citation>18</text:note-citation><text:note-body><text:p text:style-name="Footnote">Pausanias rapporte, dans ses <text:span text:style-name="T15">Boeotiques</text:span><text:span text:style-name="T16">, que les membres dispersés du chantre de la Thrace furent recueillis par les Muses, et ensevelis dans la Macédoine. Lesbos conserva sa tête ; elle y rendoit des oracles dans le temple d’Apollon. Sa lyre, qui devint une constellation, étoit aussi déposée dans le même temple. Lucien prétend qu’on en racontoit tant de merveilles, que Néanthus, fils du tyran Pittacus, l’acheta des prêtres d’Apollon. Il étoit persuadé qu’il suffisoit d’en toucher les cordes pour attirer les arbres et les rochers ; mais ayant voulu chanter au son de cette lyre, les chiens de Lesbos se jeterent sur lui, et le mirent en pieces.</text:span></text:p></text:note-body></text:note>. Hèbre glacé, tu reçois dans ton sein et sa tête et sa lyre. Ô prodige ! et sa lyre et sa tête roulant sur les flots, murmurent je ne sais quels sons lugubres et quels sanglots plaintifs, et la rive attendrie répond à ces tristes accents<text:note text:id="ftn18" text:note-class="footnote"><text:note-citation>19</text:note-citation><text:note-body><text:p text:style-name="Footnote">Ah ! miseram Eurydicen animâ fugiente vocabat :</text:p><text:p text:style-name="Footnote">Eurydicen toto referebant littore rip<text:span text:style-name="T8">æ</text:span> (<text:span text:style-name="T15">Georg., l. IV.</text:span><text:span text:style-name="T16">)</text:span></text:p></text:note-body></text:note>. Déjà entraînées au vaste sein des mers, elles quittent le lit du fleuve bordé de peupliers, et sont portées sur le rivage de Méthymne<text:note text:id="ftn19" text:note-class="footnote"><text:note-citation>20</text:note-citation><text:note-body><text:p text:style-name="Footnote">Méthymne, ville de Lesbos, fameuse pour sees bons vins, et pour avoir donné naissance au célebre Arion. Elle reçut son nom de Métymne, fille de Macarée et femme de Lepydnus.</text:p></text:note-body></text:note>, dans l’isle de Lesbos. Déjà un affreux serpent <text:span text:style-name="_3c_pb_3e_">[386]</text:span>menace cette tête exposée sur des bords étrangers. Il leche ses cheveux épars, par les vagues mouillés, et va déchirer cette bouche harmonieuse qui chantoit les louanges des immortels. Apollon paroît, et prévient cet outrage. Il arrête le reptile prêt à mordre ; il le change en pierre, la gueule béante, et conservant son attitude<text:note text:id="ftn20" text:note-class="footnote"><text:note-citation>21</text:note-citation><text:note-body><text:p text:style-name="Footnote">Plusieurs mythologues prétendent que, par la fable du serpent changé en pierre, les anciens ont voulu parler d’un habitant de Lesbos qui fut puni pour avoir attaqué la réputation d’Orphée. On regarda ce critique comme un insecte qui veut se nourrir du sang de celui qu’il déchire, et l’on peignit sa stupidité, en disant qu’il fut changé en rocher.</text:p><text:p text:style-name="Footnote">On a voulu aussi expliquer la fable des Ménades changées en arbres, en disant qu’elle désigne un châtiment quelconque subi par ces femmes cruelles ; ou bien qu’elle périrent dans les cavernes où elles s’étoient cachées pour éviter les peines qu’elles méritoient. Mais cette explication peut paroître peu satisfaisante ; et il faut convenir qu’on a tort de vouloir tout expliquer, sur-tout dans les fables antiques.</text:p></text:note-body></text:note>.</text:p>
      <text:p text:style-name="Standard"><text:soft-page-break/>L’ombre<text:note text:id="ftn21" text:note-class="footnote"><text:note-citation>22</text:note-citation><text:note-body><text:p text:style-name="Footnote">Dans le système de la théologie païenne, les ombres tenoient le milieu entre l’ame ou l’esprit, la matiere ou le corps. Selon Servius, les anciens distinguoient dans l’homme trois parties, le corps matériel, qui étoit enterré ou réduit en cendres sur le bûcher ; l’esprit, c’est-à-dire l’ame spirituelle, qui retournoit au ciel, lieu de son origine ; et l’ame corporelle, c’est-à-dire un corps subtil dont l’esprit étoit revêtu, et qui avoit la figure et les qualités du corps de l’homme. Ils croyoient que cette partie descendoit aux Enfers. Les Grecs la nommoient <text:span text:style-name="T15">Idolos</text:span><text:span text:style-name="T16"> ou </text:span><text:span text:style-name="T15">Phantasmata </text:span><text:span text:style-name="T16">; les Latins l’appeloient </text:span><text:span text:style-name="T15">umbra, simulacrum, imago</text:span><text:span text:style-name="T16">, comme qui diroit l’ombre du corps, sa figure, son extérieur. Suivant l’auteur de l’Odyssée (</text:span><text:span text:style-name="T15">liv. II</text:span><text:span text:style-name="T16">)</text:span><text:span text:style-name="T18">, quoiqu’Hercule fût monté dans les cieux, après sa mort, Ulysse ne laissa pas de voir l’ombre de ce héros dans les Champs-Élysées.</text:span></text:p></text:note-body></text:note> d’Orphée descend dans l’empire des morts. Il reconnoît ces mêmes lieux qu’il avoit déjà parcourus. Errant dans le séjour qu’habitent les mânes pieux, il y retrouve Eurydice, et vole dans ses bras. Dès lors, l’amour sans cesse les rassemble. Ils se promenent à côté l’un de l’autre. Quelquefois il la suit, quelquefois il marche devant elle. Il la regarde, et la voit sans craindre que désormais elle lui soit ravi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roboto condensed" svg:font-family="'roboto condensed'"/>
    <style:font-face style:name="Times New Roman2" svg:font-family="'Times New Roman'" style:font-family-generic="roman"/>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3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_3c_argument_3e_" style:display-name="&lt;argument&gt;" style:family="paragraph" style:parent-style-name="Text_20_body">
      <style:paragraph-properties fo:margin-left="1cm" fo:margin-right="1cm" fo:text-indent="0cm" style:auto-text-indent="false"/>
      <style:text-properties fo:font-style="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_3c_pb_3e_" style:display-name="&lt;pb&gt;" style:family="text">
      <style:text-properties fo:color="#ff3333" style:text-position="sub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arolina Suchecka</meta:initial-creator>
    <meta:creation-date>2019-03-24T12:23:45.39</meta:creation-date>
    <dc:date>2019-10-29T19:33:12.77</dc:date>
    <dc:creator>Karolina Suchecka</dc:creator>
    <meta:editing-duration>PT7H42M50S</meta:editing-duration>
    <meta:editing-cycles>7</meta:editing-cycles>
    <meta:generator>OpenOffice/4.1.6$Win32 OpenOffice.org_project/416m1$Build-9790</meta:generator>
    <meta:document-statistic meta:table-count="0" meta:image-count="0" meta:object-count="0" meta:page-count="6" meta:paragraph-count="90" meta:word-count="4466" meta:character-count="26043"/>
  </office:meta>
</office:document-meta>
</file>